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9d1" officeooo:paragraph-rsid="000679d1"/>
    </style:style>
    <style:style style:name="P2" style:family="paragraph" style:parent-style-name="Standard">
      <style:text-properties officeooo:rsid="000679d1" officeooo:paragraph-rsid="0007b659"/>
    </style:style>
    <style:style style:name="P3" style:family="paragraph" style:parent-style-name="Standard">
      <style:text-properties officeooo:rsid="000679d1" officeooo:paragraph-rsid="000a0b14"/>
    </style:style>
    <style:style style:name="P4" style:family="paragraph" style:parent-style-name="Standard">
      <style:text-properties officeooo:rsid="000679d1" officeooo:paragraph-rsid="000cc506"/>
    </style:style>
    <style:style style:name="P5" style:family="paragraph" style:parent-style-name="Standard">
      <style:text-properties officeooo:rsid="000679d1" officeooo:paragraph-rsid="001199ee"/>
    </style:style>
    <style:style style:name="P6" style:family="paragraph" style:parent-style-name="Standard">
      <style:text-properties officeooo:rsid="000679d1" officeooo:paragraph-rsid="00137b6a"/>
    </style:style>
    <style:style style:name="P7" style:family="paragraph" style:parent-style-name="Standard">
      <style:text-properties officeooo:rsid="000679d1" officeooo:paragraph-rsid="0023fdf4"/>
    </style:style>
    <style:style style:name="P8" style:family="paragraph" style:parent-style-name="Standard">
      <style:text-properties officeooo:rsid="000679d1" officeooo:paragraph-rsid="0027ea0a"/>
    </style:style>
    <style:style style:name="P9" style:family="paragraph" style:parent-style-name="Standard">
      <style:text-properties officeooo:rsid="000679d1" officeooo:paragraph-rsid="002b52df"/>
    </style:style>
    <style:style style:name="P10" style:family="paragraph" style:parent-style-name="Standard">
      <style:text-properties officeooo:rsid="0007b659" officeooo:paragraph-rsid="0007b659"/>
    </style:style>
    <style:style style:name="P11" style:family="paragraph" style:parent-style-name="Standard">
      <style:text-properties officeooo:rsid="0007b659" officeooo:paragraph-rsid="0008b2c6"/>
    </style:style>
    <style:style style:name="P12" style:family="paragraph" style:parent-style-name="Standard">
      <style:text-properties officeooo:rsid="0007b659" officeooo:paragraph-rsid="000cc506"/>
    </style:style>
    <style:style style:name="P13" style:family="paragraph" style:parent-style-name="Standard">
      <style:text-properties officeooo:rsid="0007b659" officeooo:paragraph-rsid="0027ea0a"/>
    </style:style>
    <style:style style:name="P14" style:family="paragraph" style:parent-style-name="Standard">
      <style:text-properties officeooo:rsid="001a953b" officeooo:paragraph-rsid="001a953b"/>
    </style:style>
    <style:style style:name="P15" style:family="paragraph" style:parent-style-name="Standard">
      <style:text-properties officeooo:rsid="001a953b" officeooo:paragraph-rsid="001fbcfb"/>
    </style:style>
    <style:style style:name="P16" style:family="paragraph" style:parent-style-name="Standard">
      <style:text-properties officeooo:rsid="001da11d" officeooo:paragraph-rsid="001fbcfb"/>
    </style:style>
    <style:style style:name="P17" style:family="paragraph" style:parent-style-name="Standard">
      <style:text-properties officeooo:rsid="0020dac7" officeooo:paragraph-rsid="0020dac7"/>
    </style:style>
    <style:style style:name="P18" style:family="paragraph" style:parent-style-name="Standard">
      <style:text-properties officeooo:rsid="002ffde0" officeooo:paragraph-rsid="002ffde0"/>
    </style:style>
    <style:style style:name="P19" style:family="paragraph" style:parent-style-name="Standard">
      <style:text-properties officeooo:rsid="00315d58" officeooo:paragraph-rsid="00315d58"/>
    </style:style>
    <style:style style:name="P20" style:family="paragraph" style:parent-style-name="Standard">
      <style:text-properties officeooo:rsid="001f65db" officeooo:paragraph-rsid="001da11d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65db" officeooo:paragraph-rsid="001fbcfb"/>
    </style:style>
    <style:style style:name="P22" style:family="paragraph">
      <loext:graphic-properties draw:fill-color="#fff200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style:paragraph-properties fo:text-align="center"/>
    </style:style>
    <style:style style:name="T1" style:family="text">
      <style:text-properties officeooo:rsid="0007b659"/>
    </style:style>
    <style:style style:name="T2" style:family="text">
      <style:text-properties officeooo:rsid="001199ee"/>
    </style:style>
    <style:style style:name="T3" style:family="text">
      <style:text-properties officeooo:rsid="00137b6a"/>
    </style:style>
    <style:style style:name="T4" style:family="text">
      <style:text-properties officeooo:rsid="00176e1d"/>
    </style:style>
    <style:style style:name="T5" style:family="text">
      <style:text-properties officeooo:rsid="001900ae"/>
    </style:style>
    <style:style style:name="T6" style:family="text">
      <style:text-properties officeooo:rsid="001be39b"/>
    </style:style>
    <style:style style:name="T7" style:family="text">
      <style:text-properties officeooo:rsid="001fbcfb"/>
    </style:style>
    <style:style style:name="T8" style:family="text">
      <style:text-properties officeooo:rsid="0021beab"/>
    </style:style>
    <style:style style:name="T9" style:family="text">
      <style:text-properties officeooo:rsid="0023fdf4"/>
    </style:style>
    <style:style style:name="T10" style:family="text">
      <style:text-properties officeooo:rsid="0025bca7"/>
    </style:style>
    <style:style style:name="T11" style:family="text">
      <style:text-properties officeooo:rsid="0025f3fe"/>
    </style:style>
    <style:style style:name="T12" style:family="text">
      <style:text-properties officeooo:rsid="0027ea0a"/>
    </style:style>
    <style:style style:name="T13" style:family="text">
      <style:text-properties officeooo:rsid="0029a744"/>
    </style:style>
    <style:style style:name="T14" style:family="text">
      <style:text-properties officeooo:rsid="0030880b"/>
    </style:style>
    <style:style style:name="T15" style:family="text">
      <style:text-properties officeooo:rsid="00334381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textarea-horizontal-align="justify" draw:textarea-vertical-align="middle" draw:auto-grow-height="false" fo:min-height="1.445cm" fo:min-width="2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200" draw:textarea-horizontal-align="justify" draw:textarea-vertical-align="middle" draw:auto-grow-height="false" fo:min-height="0.908cm" fo:min-width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12cm" fo:min-width="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646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PASSAGE par VALEUR /CALL BY VALUE :</text:p>
      <text:p text:style-name="P1"/>
      <text:p text:style-name="P1">- nous avons une variable dont la valeur est sto<text:span text:style-name="T4">ck</text:span>ée dans l<text:span text:style-name="T4">a</text:span> mémoire</text:p>
      <text:p text:style-name="P1">- la fonction crée une copie de la variable, applique le script, puis d<text:span text:style-name="T5">é</text:span>trui<text:span text:style-name="T5">t</text:span> la copie</text:p>
      <text:p text:style-name="P1">- donc : la valeur originale sto<text:span text:style-name="T5">ck</text:span>ée dans la mémoire n’est pas modifiée</text:p>
      <text:p text:style-name="P2">- <text:span text:style-name="T1">mult(int a){a++} ;</text:span></text:p>
      <text:p text:style-name="P2"><text:s/><text:span text:style-name="T1">int main(){</text:span></text:p>
      <text:p text:style-name="P10">x = 12 ;</text:p>
      <text:p text:style-name="P10">mult(x){cout&lt;&lt;x ;} → 13 ; </text:p>
      <text:p text:style-name="P10">}</text:p>
      <text:p text:style-name="P11">cout&lt;&lt;x --&gt;12}</text:p>
      <text:p text:style-name="P2"/>
      <text:p text:style-name="P2"/>
      <text:p text:style-name="P1"><draw:custom-shape text:anchor-type="paragraph" draw:z-index="0" draw:name="Forme1" draw:style-name="gr1" svg:width="2.647cm" svg:height="1.925cm" svg:x="12.527cm" svg:y="0.24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3" draw:name="Forme4" draw:style-name="gr4" draw:text-style-name="P23" svg:width="1.191cm" svg:height="0.473cm" svg:x="13.321cm" svg:y="0.335cm"><draw:text-box><text:p>12</text:p></draw:text-box></draw:frame><text:s text:c="17"/></text:p>
      <text:p text:style-name="P3"><draw:frame text:anchor-type="paragraph" draw:z-index="7" draw:name="Forme7" draw:style-name="gr7" draw:text-style-name="P23" svg:width="2.211cm" svg:height="1.347cm" svg:x="15.399cm" svg:y="0.069cm"><draw:text-box><text:p>La variable originale</text:p></draw:text-box></draw:frame><draw:polyline text:anchor-type="paragraph" draw:z-index="9" draw:name="Forme5" draw:style-name="gr9" draw:text-style-name="P25" svg:width="6.47cm" svg:height="0.05cm" draw:transform="skewX (0.562170552067374) rotate (-0.504225620901163) translate (7.53709722222222cm 0.243416666666667cm)" svg:viewBox="0 0 6471 51" draw:points="0,0 6412,1 6471,51"><text:p/></draw:polyline><text:s text:c="51"/><text:span text:style-name="T1">mult(x){}</text:span></text:p>
      <text:p text:style-name="P1"><draw:frame text:anchor-type="paragraph" draw:z-index="2" draw:name="Forme3" draw:style-name="gr3" draw:text-style-name="P23" svg:width="0.87cm" svg:height="0.451cm" svg:x="13.243cm" svg:y="0.399cm"><draw:text-box><text:p>X</text:p></draw:text-box></draw:frame><draw:polyline text:anchor-type="paragraph" draw:z-index="10" draw:name="Forme9" draw:style-name="gr9" draw:text-style-name="P25" svg:width="5.392cm" svg:height="0.52cm" draw:transform="rotate (-2.6167721475151) translate (12.3184090065272cm 0.313421238022739cm)" svg:viewBox="0 0 5393 521" draw:points="0,228 5393,228 5223,521 5365,276 5264,0"><text:p/></draw:polyline></text:p>
      <text:p text:style-name="P1"/>
      <text:p text:style-name="P1"><text:s text:c="44"/></text:p>
      <text:p text:style-name="P1"><draw:custom-shape text:anchor-type="paragraph" draw:z-index="6" draw:name="Forme6" draw:style-name="gr6" svg:width="0.966cm" svg:height="0.699cm" svg:x="13.829cm" svg:y="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4" draw:name="Forme4" draw:style-name="gr4" draw:text-style-name="P23" svg:width="1.191cm" svg:height="0.473cm" svg:x="13.697cm" svg:y="0.439cm"><draw:text-box><text:p>13</text:p></draw:text-box></draw:frame></text:p>
      <text:p text:style-name="P1"><draw:custom-shape text:anchor-type="paragraph" draw:z-index="1" draw:name="Forme2" draw:style-name="gr2" draw:text-style-name="P22" svg:width="1.493cm" svg:height="1.211cm" svg:x="13.395cm" svg:y="0.101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8" draw:name="Forme8" draw:style-name="gr8" draw:text-style-name="P23" svg:width="2.117cm" svg:height="0.89cm" svg:x="15.475cm" svg:y="0.176cm"><draw:text-box><text:p>La copie</text:p></draw:text-box></draw:frame><draw:polygon text:anchor-type="paragraph" draw:z-index="11" draw:name="Forme10" draw:style-name="gr9" draw:text-style-name="P25" svg:width="0.34cm" svg:height="-0.001cm" draw:transform="rotate (1.91375352481178) translate (13.1497702399904cm 0.710854872994162cm)" svg:viewBox="0 0 341 0" draw:points="0,0 341,0"><text:p/></draw:polygon></text:p>
      <text:p text:style-name="P1"><draw:frame text:anchor-type="paragraph" draw:z-index="5" draw:name="Forme3" draw:style-name="gr5" draw:text-style-name="P24" svg:width="0.87cm" svg:height="0.445cm" svg:x="13.605cm" svg:y="0.295cm"><draw:text-box><text:p><text:span text:style-name="T16">X</text:span></text:p></draw:text-box></draw:frame><draw:line text:anchor-type="paragraph" draw:z-index="12" draw:name="Forme11" draw:style-name="gr9" draw:text-style-name="P25" svg:x1="12.79cm" svg:y1="0.263cm" svg:x2="13.15cm" svg:y2="0.263cm"><text:p/></draw:line><text:s text:c="48"/><text:span text:style-name="T2">x = 12 </text:span></text:p>
      <text:p text:style-name="P1"/>
      <text:p text:style-name="P1"/>
      <text:p text:style-name="P1"/>
      <text:p text:style-name="P1"/>
      <text:p text:style-name="P14">AVANTAGE de call by value : <text:span text:style-name="T6">la valeur ne serait pas modifier</text:span></text:p>
      <text:p text:style-name="P20">INCONVÉNIENT de call by value : la copie prend beaucoup de place dans le stocke du mémoire</text:p>
      <text:p text:style-name="P1"/>
      <text:p text:style-name="P1">------------------------------------------------------------------------------------------------------------------------</text:p>
      <text:p text:style-name="P1">2/PASSAGE par RéFéRENCE :</text:p>
      <text:p text:style-name="P1">- nous avons une variable dont la valeur est sto<text:span text:style-name="T10">ck</text:span>ée dans le mémoire</text:p>
      <text:p text:style-name="P1">- la fonction cré<text:span text:style-name="T15">é</text:span>e accède à la variable originale, applique le script, puis modifie la valeur de la variable originale</text:p>
      <text:p text:style-name="P1">- donc : la valeur originale sto<text:span text:style-name="T11">ck</text:span>ée dans la mémoire est modifiée</text:p>
      <text:p text:style-name="P4">- <text:s/><text:span text:style-name="T1">multf(int &amp;a){a++} ;</text:span></text:p>
      <text:p text:style-name="P4"><text:s/><text:span text:style-name="T1">int main(){</text:span></text:p>
      <text:p text:style-name="P12">x = 12 ;</text:p>
      <text:p text:style-name="P12">mult(x){cout&lt;&lt;x ;} → 13 ; </text:p>
      <text:p text:style-name="P12">}</text:p>
      <text:p text:style-name="P12">cout&lt;&lt;x -→13}</text:p>
      <text:p text:style-name="P4"/>
      <text:p text:style-name="P5"><draw:custom-shape text:anchor-type="paragraph" draw:z-index="13" draw:name="Forme1" draw:style-name="gr1" svg:width="2.647cm" svg:height="1.925cm" svg:x="10.691cm" svg:y="0.108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15" draw:name="Forme13" draw:style-name="gr11" draw:text-style-name="P23" svg:width="1.532cm" svg:height="0.699cm" svg:x="11.317cm" svg:y="0.108cm"><draw:text-box><text:p>12 --&gt;13</text:p></draw:text-box></draw:frame><text:s text:c="26"/></text:p>
      <text:p text:style-name="P6"><text:s text:c="56"/><text:span text:style-name="T2">multf(x) </text:span><text:s/>-------------------→<text:span text:style-name="T2"> <text:s text:c="3"/></text:span><text:s text:c="25"/><text:span text:style-name="T3">variable originale</text:span> <text:s text:c="20"/></text:p>
      <text:p text:style-name="P5"><draw:frame text:anchor-type="paragraph" draw:z-index="14" draw:name="Forme12" draw:style-name="gr10" draw:text-style-name="P23" svg:width="0.793cm" svg:height="0.899cm" svg:x="11.545cm" svg:y="0.046cm"><draw:text-box><text:p>X = 13</text:p></draw:text-box></draw:frame></text:p>
      <text:p text:style-name="P5"><text:s text:c="57"/><text:span text:style-name="T2">x = 13</text:span> <text:s text:c="2"/><text:span text:style-name="T2">&lt;-------------------</text:span> <text:s text:c="44"/></text:p>
      <text:p text:style-name="P5"/>
      <text:p text:style-name="P5"/>
      <text:p text:style-name="P5"/>
      <text:p text:style-name="P5"/>
      <text:p text:style-name="P15">AVANTAGE de call by <text:span text:style-name="T7">reference</text:span> : <text:span text:style-name="T7">il n y a pas de copie donc pas de place stockée dans la mémoire</text:span></text:p>
      <text:p text:style-name="P21">INCONVÉNIENT de call by reference : la valeur de la variable est modifiée</text:p>
      <text:p text:style-name="P17"/>
      <text:p text:style-name="P17">La solution : pour travailler directement sur la variable originale(sans créer une copie) et sans modifier la valeur de la variable originale au <text:span text:style-name="T8">même</text:span> temps  <text:span text:style-name="T8">c’est : le passage par une référence constante : call by reference constante</text:span></text:p>
      <text:p text:style-name="P16"/>
      <text:p text:style-name="P7"><text:soft-page-break/><text:span text:style-name="T9">3</text:span>/PASSAGE par RéFéRENCE <text:span text:style-name="T9">CONSTANTE</text:span>: <text:span text:style-name="T9">call by constant value :</text:span></text:p>
      <text:p text:style-name="P7"/>
      <text:p text:style-name="P8">- nous avons une variable dont la valeur est sto<text:span text:style-name="T10">ck</text:span>ée dans le mémoire</text:p>
      <text:p text:style-name="P8">- la fonction crée accède à la variable originale, applique le script, <text:span text:style-name="T12">donner le résultat sans</text:span> modifie la valeur de la variable originale</text:p>
      <text:p text:style-name="P8">- donc : la valeur originale sto<text:span text:style-name="T11">ck</text:span>ée dans la mémoire n’est pas modifiée</text:p>
      <text:p text:style-name="P8">- <text:s/><text:span text:style-name="T1">multf(int const&amp; a){a++} ;</text:span></text:p>
      <text:p text:style-name="P8"><text:s/><text:span text:style-name="T1">int main(){</text:span></text:p>
      <text:p text:style-name="P13">x = 12 ;</text:p>
      <text:p text:style-name="P13">mult(x){cout&lt;&lt;x ;} → 13 ; </text:p>
      <text:p text:style-name="P13">}</text:p>
      <text:p text:style-name="P13">cout&lt;&lt;x -→<text:span text:style-name="T13">12</text:span>}</text:p>
      <text:p text:style-name="P13"/>
      <text:p text:style-name="P13"><draw:custom-shape text:anchor-type="paragraph" draw:z-index="17" draw:name="Forme14" draw:style-name="gr13" svg:width="2.476cm" svg:height="2.193cm" svg:x="11.09cm" svg:y="0.256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18" draw:name="Forme12" draw:style-name="gr10" draw:text-style-name="P23" svg:width="2.117cm" svg:height="0.899cm" svg:x="11.354cm" svg:y="0.256cm"><draw:text-box><text:p>X—13 --12</text:p></draw:text-box></draw:frame></text:p>
      <text:p text:style-name="P9"/>
      <text:p text:style-name="P9"><draw:frame text:anchor-type="paragraph" draw:z-index="16" draw:name="Forme12" draw:style-name="gr12" draw:text-style-name="P23" svg:width="0.793cm" svg:height="0.757cm" svg:x="11.753cm" svg:y="0.436cm"><draw:text-box><text:p>x</text:p></draw:text-box></draw:frame><draw:frame text:anchor-type="paragraph" draw:z-index="19" draw:name="Forme12" draw:style-name="gr14" draw:text-style-name="P23" svg:width="1.721cm" svg:height="1.452cm" svg:x="11.354cm" svg:y="0.303cm"><draw:text-box><text:p>X = 12</text:p></draw:text-box></draw:frame><text:s text:c="56"/><text:span text:style-name="T2">multf(x) </text:span><text:s/>-------------------→<text:span text:style-name="T2"> <text:s text:c="3"/></text:span><text:s text:c="25"/><text:span text:style-name="T3">variable originale</text:span> <text:s text:c="20"/></text:p>
      <text:p text:style-name="P9"><text:s text:c="57"/><text:span text:style-name="T2">x = 13</text:span> <text:s text:c="2"/><text:span text:style-name="T2">&lt;-------------------</text:span> <text:s text:c="44"/></text:p>
      <text:p text:style-name="P9"/>
      <text:p text:style-name="P9"/>
      <text:p text:style-name="P18">Avantage : pas de gain de mémoire + pas de modification <text:span text:style-name="T14">de valeur de la variable originale</text:span></text:p>
      <text:p text:style-name="P19">Inconvénient :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5:19:31.013632062</meta:creation-date>
    <dc:date>2020-12-14T16:34:36.885453534</dc:date>
    <meta:editing-duration>PT3H54M20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56" meta:character-count="2678" meta:non-whitespace-character-count="1753"/>
  </office:meta>
</office:document-meta>
</file>